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623214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5c8526" draw:fill-color="#e5f2e5" draw:opacity="100%" draw:opacity-name="Transparency_20_3" draw:textarea-horizontal-align="center" draw:textarea-vertical-align="middle" draw:shadow-opacity="100%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color="#cc6633" draw:fill-color="#ffcc99" draw:opacity="100%" draw:opacity-name="Transparency_20_5" draw:textarea-horizontal-align="right" draw:textarea-vertical-align="middle" draw:shadow-opacity="10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5cm" fo:min-width="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svg:stroke-color="#5c8526" draw:fill-color="#355e00" draw:opacity="100%" draw:opacity-name="" draw:textarea-horizontal-align="center" draw:textarea-vertical-align="middle" draw:shadow-opacity="100%"/>
    </style:style>
    <style:style style:name="gr7" style:family="graphic" style:parent-style-name="standard">
      <style:graphic-properties svg:stroke-color="#280099" draw:opacity="100%" draw:opacity-name="Transparency_20_8" draw:textarea-horizontal-align="center" draw:textarea-vertical-align="middle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5cm" fo:min-width="7cm" fo:padding-left="0.14cm" fo:padding-right="0.14cm"/>
    </style:style>
    <style:style style:name="P1" style:family="paragraph">
      <style:paragraph-properties fo:margin-left="0cm" fo:margin-right="0cm" fo:text-align="center" fo:text-indent="0cm"/>
      <style:text-properties fo:font-family="Verdana" style:font-family-generic="swiss" style:font-pitch="variable" fo:font-size="10pt" style:text-underline-style="solid" style:text-underline-width="auto" style:text-underline-color="font-color"/>
    </style:style>
    <style:style style:name="P2" style:family="paragraph">
      <style:paragraph-properties fo:text-align="center"/>
      <style:text-properties fo:font-family="Verdana" style:font-family-generic="swiss" style:font-pitch="variable" fo:font-size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Verdana" style:font-family-generic="swiss" style:font-pitch="variable" fo:font-size="10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color="#ffffff" fo:font-family="Verdana" style:font-family-generic="swiss" style:font-pitch="variable" fo:font-size="10pt" style:text-underline-style="none" fo:font-weight="bold" style:font-size-asian="18pt" style:font-size-complex="18pt"/>
    </style:style>
    <style:style style:name="T1" style:family="text">
      <style:text-properties fo:font-family="Verdana" style:font-family-generic="swiss" style:font-pitch="variable" fo:font-size="10pt" style:text-underline-style="solid" style:text-underline-width="auto" style:text-underline-color="font-color"/>
    </style:style>
    <style:style style:name="T2" style:family="text">
      <style:text-properties fo:font-family="Verdana" style:font-family-generic="swiss" style:font-pitch="variable" fo:font-size="10pt" fo:font-weight="bold" style:font-size-asian="18pt" style:font-size-complex="18pt"/>
    </style:style>
    <style:style style:name="T3" style:family="text">
      <style:text-properties fo:font-family="Verdana" style:font-family-generic="swiss" style:font-pitch="variable" fo:font-size="10pt" style:font-size-asian="18pt" style:font-size-complex="18pt"/>
    </style:style>
    <style:style style:name="T4" style:family="text">
      <style:text-properties fo:color="#ffffff" fo:font-family="Verdana" style:font-family-generic="swiss" style:font-pitch="variable" fo:font-size="10pt" style:text-underline-style="none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office:forms form:automatic-focus="false" form:apply-design-mode="false"/>
        <draw:rect draw:style-name="gr1" draw:text-style-name="P1" draw:layer="layout" svg:width="12.5cm" svg:height="5.5cm" svg:x="1cm" svg:y="10cm">
          <text:p text:style-name="P4"/>
        </draw:rect>
        <draw:line draw:style-name="gr2" draw:text-style-name="P2" draw:layer="layout" svg:x1="2.5cm" svg:y1="12cm" svg:x2="2.5cm" svg:y2="13.5cm">
          <text:p text:style-name="P4"/>
        </draw:line>
        <draw:rect draw:style-name="gr3" draw:text-style-name="P1" draw:layer="layout" svg:width="5.5cm" svg:height="1cm" svg:x="1.5cm" svg:y="11cm">
          <text:p text:style-name="P3"><text:span text:style-name="T1">XINS server engine</text:span></text:p>
        </draw:rect>
        <draw:frame draw:style-name="gr4" draw:text-style-name="P5" draw:layer="layout" svg:width="3.5cm" svg:height="1.5cm" svg:x="2.5cm" svg:y="12cm">
          <draw:text-box>
            <text:p text:style-name="P4"><text:span text:style-name="T2">3</text:span><text:span text:style-name="T3"> Convert HTTP</text:span></text:p>
            <text:p text:style-name="P4"><text:span text:style-name="T3"><text:s text:c="3"/></text:span><text:span text:style-name="T3">request</text:span></text:p>
          </draw:text-box>
        </draw:frame>
        <draw:line draw:style-name="gr2" draw:text-style-name="P2" draw:layer="layout" svg:x1="6.5cm" svg:y1="13.5cm" svg:x2="6.5cm" svg:y2="12cm">
          <text:p text:style-name="P4"/>
        </draw:line>
        <draw:frame draw:style-name="gr4" draw:text-style-name="P5" draw:layer="layout" svg:width="5cm" svg:height="1.5cm" svg:x="6.5cm" svg:y="12cm">
          <draw:text-box>
            <text:p text:style-name="P4"><text:span text:style-name="T2">4</text:span><text:span text:style-name="T3"> Function, parameters,</text:span></text:p>
            <text:p text:style-name="P4"><text:span text:style-name="T3"><text:s text:c="3"/></text:span><text:span text:style-name="T3">data section</text:span></text:p>
          </draw:text-box>
        </draw:frame>
        <draw:frame draw:style-name="gr5" draw:text-style-name="P6" draw:layer="layout" svg:width="0.8cm" svg:height="0.8cm" svg:x="2cm" svg:y="11.1cm">
          <draw:image xlink:href="Pictures/100002010000008000000080623214D9.png" xlink:type="simple" xlink:show="embed" xlink:actuate="onLoad">
            <text:p text:style-name="P4"/>
          </draw:image>
        </draw:frame>
        <draw:rect draw:style-name="gr6" draw:text-style-name="P7" draw:layer="layout" svg:width="12.5cm" svg:height="0.5cm" svg:x="1cm" svg:y="9.5cm">
          <text:p text:style-name="P3"><text:span text:style-name="T4">XINS Server</text:span></text:p>
        </draw:rect>
        <draw:rect draw:style-name="gr7" draw:text-style-name="P1" draw:layer="layout" svg:width="5.5cm" svg:height="1cm" svg:x="1.7cm" svg:y="13.7cm">
          <text:p text:style-name="P4"/>
        </draw:rect>
        <draw:rect draw:style-name="gr7" draw:text-style-name="P1" draw:layer="layout" svg:width="5.5cm" svg:height="1cm" svg:x="1.6cm" svg:y="13.6cm">
          <text:p text:style-name="P4"/>
        </draw:rect>
        <draw:rect draw:style-name="gr7" draw:text-style-name="P1" draw:layer="layout" svg:width="5.5cm" svg:height="1cm" svg:x="1.5cm" svg:y="13.5cm">
          <text:p text:style-name="P3"><text:span text:style-name="T1">Calling convention</text:span></text:p>
        </draw:rect>
        <draw:rect draw:style-name="gr7" draw:text-style-name="P1" draw:layer="layout" svg:width="2.5cm" svg:height="1cm" svg:x="10.5cm" svg:y="11cm">
          <text:p text:style-name="P3"><text:span text:style-name="T1">Function</text:span></text:p>
        </draw:rect>
        <draw:line draw:style-name="gr2" draw:text-style-name="P2" draw:layer="layout" svg:x1="7cm" svg:y1="11.5cm" svg:x2="10.5cm" svg:y2="11.5cm">
          <text:p text:style-name="P4"/>
        </draw:line>
        <draw:frame draw:style-name="gr8" draw:text-style-name="P5" draw:layer="layout" svg:width="3.5cm" svg:height="1cm" svg:x="7cm" svg:y="10.5cm">
          <draw:text-box>
            <text:p text:style-name="P4"><text:span text:style-name="T2">5</text:span><text:span text:style-name="T3"> Invoke fun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opacity draw:name="Transparency_20_3" draw:display-name="Transparency 3" draw:style="linear" draw:start="100%" draw:end="0%" draw:angle="150" draw:border="0%"/>
    <draw:opacity draw:name="Transparency_20_5" draw:display-name="Transparency 5" draw:style="linear" draw:start="100%" draw:end="0%" draw:angle="150" draw:border="25%"/>
    <draw:opacity draw:name="Transparency_20_8" draw:display-name="Transparency 8" draw:style="linear" draw:start="100%" draw:end="0%" draw:angle="150" draw:border="2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Bitstream Vera Sans'" style:font-family-generic-asian="system" style:font-pitch-asian="variable" style:font-size-asian="24pt" style:language-asian="nl" style:country-asian="NL" style:font-family-complex="Tahoma" style:font-family-generic-complex="system" style:font-pitch-complex="variable" style:font-size-complex="24pt" style:language-complex="nl" style:country-complex="N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Ernst de Haan</meta:initial-creator>
    <meta:creation-date>2006-08-30T22:09:07</meta:creation-date>
    <dc:creator>Ernst de Haan</dc:creator>
    <dc:date>2006-08-31T20:53:42</dc:date>
    <dc:language>nl-NL</dc:language>
    <meta:editing-cycles>7</meta:editing-cycles>
    <meta:editing-duration>PT48M6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